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settings.xml" manifest:media-type="text/xml"/>
  <manifest:file-entry manifest:full-path="Object 3"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dobe Arabic" svg:font-family="'Adobe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Arabic1" svg:font-family="'Adobe Arabic'"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20e970" officeooo:paragraph-rsid="0020e970" style:font-weight-asian="bold" style:font-weight-complex="bold"/>
    </style:style>
    <style:style style:name="P3" style:family="paragraph" style:parent-style-name="Standard">
      <style:text-properties fo:font-weight="normal" officeooo:rsid="001e91e1" officeooo:paragraph-rsid="001fa1c1" style:font-weight-asian="normal" style:font-weight-complex="normal"/>
    </style:style>
    <style:style style:name="P4" style:family="paragraph" style:parent-style-name="Standard">
      <style:text-properties fo:font-weight="normal" officeooo:rsid="001fa1c1" officeooo:paragraph-rsid="001fa1c1" style:font-weight-asian="normal" style:font-weight-complex="normal"/>
    </style:style>
    <style:style style:name="P5" style:family="paragraph" style:parent-style-name="Standard">
      <style:text-properties fo:font-weight="normal" officeooo:rsid="0020e970" officeooo:paragraph-rsid="0020e970" style:font-weight-asian="normal" style:font-weight-complex="normal"/>
    </style:style>
    <style:style style:name="P6" style:family="paragraph" style:parent-style-name="Standard">
      <style:text-properties fo:font-weight="normal" officeooo:rsid="00227aa0" officeooo:paragraph-rsid="00227aa0" style:font-weight-asian="normal" style:font-weight-complex="normal"/>
    </style:style>
    <style:style style:name="P7" style:family="paragraph" style:parent-style-name="Standard">
      <style:text-properties fo:font-size="10pt" fo:font-weight="normal" officeooo:rsid="00227aa0" officeooo:paragraph-rsid="00227aa0" style:font-size-asian="10pt" style:font-weight-asian="normal" style:font-size-complex="10pt" style:font-weight-complex="normal"/>
    </style:style>
    <style:style style:name="P8" style:family="paragraph" style:parent-style-name="Standard">
      <style:text-properties fo:font-size="12pt" fo:font-weight="normal" officeooo:rsid="0022a84a" officeooo:paragraph-rsid="0022a84a" style:font-size-asian="12pt" style:font-weight-asian="normal" style:font-size-complex="12pt" style:font-weight-complex="normal"/>
    </style:style>
    <style:style style:name="P9" style:family="paragraph" style:parent-style-name="Standard">
      <style:text-properties fo:font-size="12pt" fo:font-weight="normal" officeooo:rsid="0022bff5" officeooo:paragraph-rsid="0022bff5" style:font-size-asian="12pt" style:font-weight-asian="normal" style:font-size-complex="12pt" style:font-weight-complex="normal"/>
    </style:style>
    <style:style style:name="P10" style:family="paragraph" style:parent-style-name="Standard">
      <style:text-properties fo:font-size="12pt" fo:font-weight="normal" officeooo:rsid="0022d88d" officeooo:paragraph-rsid="0022d88d" style:font-size-asian="12pt" style:font-weight-asian="normal" style:font-size-complex="12pt" style:font-weight-complex="normal"/>
    </style:style>
    <style:style style:name="P11" style:family="paragraph" style:parent-style-name="Standard">
      <style:text-properties fo:font-size="12pt" fo:font-weight="normal" officeooo:rsid="0023ceec" officeooo:paragraph-rsid="0023ceec" style:font-size-asian="12pt" style:font-weight-asian="normal" style:font-size-complex="12pt" style:font-weight-complex="normal"/>
    </style:style>
    <style:style style:name="P12" style:family="paragraph" style:parent-style-name="Standard">
      <style:text-properties fo:font-size="12pt" fo:font-weight="normal" officeooo:rsid="0023ef1e" officeooo:paragraph-rsid="0023ef1e" style:font-size-asian="12pt" style:font-weight-asian="normal" style:font-size-complex="12pt" style:font-weight-complex="normal"/>
    </style:style>
    <style:style style:name="P13" style:family="paragraph" style:parent-style-name="Standard">
      <style:text-properties fo:font-size="12pt" fo:font-weight="bold" officeooo:rsid="00227aa0" officeooo:paragraph-rsid="00227aa0" style:font-size-asian="12pt" style:font-weight-asian="bold" style:font-size-complex="12pt" style:font-weight-complex="bold"/>
    </style:style>
    <style:style style:name="P14" style:family="paragraph" style:parent-style-name="Standard">
      <style:text-properties fo:font-size="12pt" fo:font-weight="bold" officeooo:rsid="0022a84a" officeooo:paragraph-rsid="0022a84a" style:font-size-asian="12pt" style:font-weight-asian="bold" style:font-size-complex="12pt" style:font-weight-complex="bold"/>
    </style:style>
    <style:style style:name="P15" style:family="paragraph" style:parent-style-name="Standard">
      <style:text-properties fo:font-size="12pt" fo:font-weight="bold" officeooo:rsid="0022bff5" officeooo:paragraph-rsid="0022bff5" style:font-size-asian="12pt" style:font-weight-asian="bold" style:font-size-complex="12pt" style:font-weight-complex="bold"/>
    </style:style>
    <style:style style:name="P16" style:family="paragraph" style:parent-style-name="Standard">
      <style:text-properties fo:font-size="12pt" fo:font-weight="bold" officeooo:rsid="0023ef1e" officeooo:paragraph-rsid="0023ef1e" style:font-size-asian="12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normal" officeooo:rsid="0022d88d" officeooo:paragraph-rsid="0022d88d" style:font-size-asian="12pt" style:font-weight-asian="normal" style:font-size-complex="12pt" style:font-weight-complex="normal"/>
    </style:style>
    <style:style style:name="P18" style:family="paragraph" style:parent-style-name="Standard">
      <style:text-properties officeooo:paragraph-rsid="0022a84a"/>
    </style:style>
    <style:style style:name="P19" style:family="paragraph" style:parent-style-name="Standard">
      <style:text-properties officeooo:paragraph-rsid="0022bff5"/>
    </style:style>
    <style:style style:name="T1" style:family="text">
      <style:text-properties officeooo:rsid="001fa1c1"/>
    </style:style>
    <style:style style:name="T2" style:family="text">
      <style:text-properties officeooo:rsid="0020e970"/>
    </style:style>
    <style:style style:name="T3" style:family="text">
      <style:text-properties officeooo:rsid="00227aa0"/>
    </style:style>
    <style:style style:name="T4" style:family="text">
      <style:text-properties officeooo:rsid="0022a84a"/>
    </style:style>
    <style:style style:name="T5" style:family="text">
      <style:text-properties style:font-name="Adobe Arabic" fo:font-size="14pt" fo:font-weight="bold" style:font-size-asian="14pt" style:font-weight-asian="bold" style:font-name-complex="Adobe Arabic1" style:font-size-complex="14pt"/>
    </style:style>
    <style:style style:name="T6" style:family="text">
      <style:text-properties style:font-name="Adobe Arabic" fo:font-size="14pt" style:font-size-asian="14pt" style:font-name-complex="Adobe Arabic1" style:font-size-complex="14pt"/>
    </style:style>
    <style:style style:name="T7" style:family="text">
      <style:text-properties style:font-name="Adobe Arabic" fo:font-size="14pt" fo:font-style="italic" style:font-size-asian="14pt" style:font-style-asian="italic" style:font-name-complex="Adobe Arabic1" style:font-size-complex="14pt"/>
    </style:style>
    <style:style style:name="T8" style:family="text">
      <style:text-properties style:font-name="Adobe Arabic" fo:font-size="16pt" style:font-size-asian="16pt" style:font-name-complex="Adobe Arabic1" style:font-size-complex="16pt"/>
    </style:style>
    <style:style style:name="T9" style:family="text">
      <style:text-properties style:font-name="Adobe Arabic" fo:font-size="16pt" fo:font-style="italic" style:font-size-asian="16pt" style:font-style-asian="italic" style:font-name-complex="Adobe Arabic1" style:font-size-complex="16pt"/>
    </style:style>
    <style:style style:name="T10" style:family="text">
      <style:text-properties officeooo:rsid="0023ceec"/>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officeooo:rsid="002588d1"/>
    </style:style>
    <style:style style:name="fr1" style:family="graphic" style:parent-style-name="OLE">
      <style:graphic-properties style:wrap="run-through" style:number-wrapped-paragraphs="no-limit" style:vertical-pos="from-top" style:horizontal-pos="from-left" style:horizontal-rel="paragraph-content" draw:ole-draw-aspect="1" draw:visible-area-width="1.9685in" draw:visible-area-height="1.9685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escribe in English how you can break down the larger problem into one or more smaller problem(s). This description should include how the solution to the larger problem is constructed from the subproblems.</text:p>
      <text:p text:style-name="P1"/>
      <text:p text:style-name="P3">The key here is to be able to identify the current state of the partitioned original array. </text:p>
      <text:p text:style-name="P3"><text:span text:style-name="T1">a. We know since we need to keep each partition to be equal or less than the input value ( t ) we need a way to keep track of the sum.</text:span></text:p>
      <text:p text:style-name="P4">b. <text:span text:style-name="T2">In order to store the results of an inequality score of some particular sub array we need to have a 2D array to store those values. </text:span></text:p>
      <text:p text:style-name="P5">c. We need to be able to check all of the possibilities of every combination of allowable partitions (not a doomed state) and be able to compare all of <text:span text:style-name="T3">the </text:span>different combinations of inequality scores and return the lowest sum of those values using the min function.</text:p>
      <text:p text:style-name="P5"/>
      <text:p text:style-name="P2">2. What recurrence can you use to model the problem using dynamic programming?</text:p>
      <text:p text:style-name="P6">Our function MemoEP with a parameter datasetC which is being modified recursively</text:p>
      <text:p text:style-name="P2"/>
      <text:p text:style-name="P7"><text:tab/><text:tab/><text:tab/><text:tab/>{MemoEP(datasetC[i+1..n], t, Sindex+1, n)<text:tab/> <text:s/>if, sum &lt;= t &amp;&amp; ep[Sindex][1..n] == inf</text:p>
      <text:p text:style-name="P7">MemoEP(datasetC, t,Sindex,n) =<text:tab/>{ min(ep[Sindex][1..n])<text:tab/><text:tab/><text:tab/> <text:s/>if, sum &lt;= t &amp;&amp; ep[Sindex][1..n] != inf</text:p>
      <text:p text:style-name="P7"><text:tab/><text:tab/><text:tab/><text:tab/>{ep[Sindex][Nindex] -= 1<text:tab/><text:tab/><text:tab/> <text:s/>if, sum &gt; t</text:p>
      <text:p text:style-name="P7"><text:tab/><text:tab/><text:tab/><text:tab/><text:span text:style-name="T4">{0<text:tab/><text:tab/><text:tab/><text:tab/><text:tab/> <text:s/>if, Sindex &gt; n</text:span></text:p>
      <text:p text:style-name="P7"/>
      <text:p text:style-name="P7"/>
      <text:p text:style-name="P13">3. What are the base cases of this recurrence?</text:p>
      <text:p text:style-name="P8">Once we leave our bounds for the original array datasetC ( start index &gt; n) return 0</text:p>
      <text:p text:style-name="P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4. Describe a pseudocode algorithm that uses memoization to compute the inequality score (i.e., the sum of the squares of the unused capacity) for the optimal (least unequal) solution.</text:p>
      <text:p text:style-name="P14"/>
      <text:p text:style-name="P18"><text:span text:style-name="T5">Input</text:span><text:span text:style-name="T6">: </text:span><text:span text:style-name="T7">dataset</text:span><text:span text:style-name="T6">: array of numbers<text:line-break/></text:span><text:span text:style-name="T5">Input</text:span><text:span text:style-name="T6">: </text:span><text:span text:style-name="T7">t</text:span><text:span text:style-name="T6">: max partition size<text:line-break/></text:span><text:span text:style-name="T5">Output</text:span><text:span text:style-name="T6">: minimum inequality score for an array of numbers</text:span><text:bookmark text:name="_MON_1539696649"/></text:p>
      <text:p text:style-name="P18"><draw:frame draw:style-name="fr1" draw:name="Object1" text:anchor-type="as-char" svg:y="0in" svg:width="6.5in" svg:height="0.9417in" draw:z-index="1"><draw:object-ole xlink:href="./Object 2" xlink:type="simple" xlink:show="embed" xlink:actuate="onLoad"/><draw:image xlink:href="./ObjectReplacements/Object 2" xlink:type="simple" xlink:show="embed" xlink:actuate="onLoad"/><svg:desc>OLE-object</svg:desc></draw:frame></text:p>
      <text:p text:style-name="P18"><text:span text:style-name="T5">Input</text:span><text:span text:style-name="T6">: </text:span><text:span text:style-name="T7">datasetC</text:span><text:span text:style-name="T6"> : array being passed, will change per recursive call<text:line-break/></text:span><text:span text:style-name="T5">Input</text:span><text:span text:style-name="T6">: </text:span><text:span text:style-name="T7">startingIndex:</text:span><text:span text:style-name="T6"> used to keep track of what row of ep is being manipulated</text:span><text:bookmark text:name="_GoBack"/><text:span text:style-name="T6"><text:line-break/></text:span><text:span text:style-name="T5">Input</text:span><text:span text:style-name="T6">: </text:span><text:span text:style-name="T7">n</text:span><text:span text:style-name="T6">: size of original array<text:line-break/></text:span><text:span text:style-name="T5">Output</text:span><text:span text:style-name="T6">: minimum value in the </text:span><text:span text:style-name="T7">startingIndex</text:span><text:span text:style-name="T6"> row of the array </text:span><text:span text:style-name="T7">ep</text:span><text:bookmark text:name="_MON_1539696693"/></text:p>
      <text:p text:style-name="P14"><draw:frame draw:style-name="fr1" draw:name="Object2" text:anchor-type="as-char" svg:y="0in" svg:width="6.5in" svg:height="3.7in" draw:z-index="0"><draw:object-ole xlink:href="./Object 1" xlink:type="simple" xlink:show="embed" xlink:actuate="onLoad"/><draw:image xlink:href="./ObjectReplacements/Object 1" xlink:type="simple" xlink:show="embed" xlink:actuate="onLoad"/><svg:desc>OLE-object</svg:des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5. Describe an iterative algorithm for the same purpose</text:p>
      <text:p text:style-name="P14"/>
      <text:p text:style-name="P19"><text:span text:style-name="T8">Input: </text:span><text:span text:style-name="T9">dataset</text:span><text:span text:style-name="T8"> : array of integers<text:line-break/>Input: </text:span><text:span text:style-name="T9">t</text:span><text:span text:style-name="T8"> : max partition size<text:line-break/>Output: minimum inequality score for the array</text:span><text:bookmark text:name="_MON_1539701437"/></text:p>
      <text:p text:style-name="P9"><draw:frame draw:style-name="fr1" draw:name="Object3" text:anchor-type="as-char" svg:y="0in" svg:width="6.5in" svg:height="3.9335in" draw:z-index="2"><draw:object-ole xlink:href="./Object 3" xlink:type="simple" xlink:show="embed" xlink:actuate="onLoad"/><draw:image xlink:href="./ObjectReplacements/Object 3" xlink:type="simple" xlink:show="embed" xlink:actuate="onLoad"/><svg:desc>OLE-object</svg:desc></draw:frame></text:p>
      <text:p text:style-name="P9"/>
      <text:p text:style-name="P15">6. Describe how to modify and extend your iterative algorithm to identify the optimal partition.</text:p>
      <text:p text:style-name="P11">**** We already have the optimal partition as described above. Ask Hendrix what he wants here. ****</text:p>
      <text:p text:style-name="P15"/>
      <text:p text:style-name="P15">7. Analyze the time and space complexity of your improved iterative algorithm.</text:p>
      <text:p text:style-name="P10">Looking at the code above from question 5</text:p>
      <text:p text:style-name="P17">Lines 2, <text:span text:style-name="T10">7, 9, 10, 12, 13, 15, 18, and 22 take constant time </text:span></text:p>
      <text:p text:style-name="P17"/>
      <text:p text:style-name="P11"><text:span text:style-name="T11">The inner loop body</text:span> : <text:span text:style-name="T13">All of the lines in the body of this loop take constant time</text:span><text:span text:style-name="T11">O(log(n))</text:span>. </text:p>
      <text:p text:style-name="P11"/>
      <text:p text:style-name="P11"><text:span text:style-name="T11">The inner for loop</text:span> iterates j – I times which worst case is n times (during the first iteration) yielding a worst case of O(n) but on average yielding n/2 iterations. The total complexity of the inner for loop with the iterations is <text:span text:style-name="T11">O(nlg(n))</text:span></text:p>
      <text:p text:style-name="P11"><text:span text:style-name="T11"/></text:p>
      <text:p text:style-name="P11"><text:span text:style-name="T11">The outer for loop</text:span><text:span text:style-name="T12"> iterates n times. With a body time complexity of O(nlg(n) + 1) = O(nlg(n))</text:span></text:p>
      <text:p text:style-name="P12"><text:span text:style-name="T12">The total complexity of lines 5-21 is n(nlgn) = n^2lgn = O(n^2lgn)</text:span></text:p>
      <text:p text:style-name="P12"><text:span text:style-name="T12"/></text:p>
      <text:p text:style-name="P12"><text:span text:style-name="T12">Adding the rest of the code outside of the loops lines 3 and 4 take n^2 time and everything else is constant. N^2 + n^2lgn = O(n^2lg(n))</text:span></text:p>
      <text:p text:style-name="P12"><text:span text:style-name="T12"/></text:p>
      <text:p text:style-name="P16"><text:span text:style-name="T12">8. Can the space complexity be improved relative to the memoized algorithm? Justify your </text:span><text:soft-page-break/><text:span text:style-name="T12">answer.</text:span></text:p>
      <text:p text:style-name="P12"><text:span text:style-name="T12"/></text:p>
      <text:p text:style-name="P11"><text:span text:style-name="T11"/></text:p>
      <text:p text:style-name="P9"/>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dobe Arabic" svg:font-family="'Adobe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Arabic1" svg:font-family="'Adobe Arabic'"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9:32:48.021600377</meta:creation-date>
    <dc:date>2016-11-11T12:40:00.587115060</dc:date>
    <meta:editing-duration>PT1H17M45S</meta:editing-duration>
    <meta:editing-cycles>4</meta:editing-cycles>
    <meta:generator>LibreOffice/4.4.6.3$Linux_X86_64 LibreOffice_project/40m0$Build-3</meta:generator>
    <meta:document-statistic meta:table-count="0" meta:image-count="0" meta:object-count="3" meta:page-count="4" meta:paragraph-count="32" meta:word-count="562" meta:character-count="3193" meta:non-whitespace-character-count="2627"/>
  </office:meta>
</office:document-meta>
</file>